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svg:stroke-color="#34eb5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cc00cc" draw:fill-color="#cc00cc" draw:textarea-horizontal-align="justify" draw:textarea-vertical-align="middle" draw:auto-grow-height="false" fo:min-height="2.234cm" fo:min-width="0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00cc"/>
      <style:paragraph-properties fo:text-align="center"/>
    </style:style>
  </office:automatic-styles>
  <office:body>
    <office:drawing>
      <draw:page draw:name="page1" draw:style-name="dp1" draw:master-page-name="Padrão">
        <draw:polygon draw:style-name="gr1" draw:text-style-name="P1" draw:layer="layout" svg:width="10.199cm" svg:height="5.699cm" svg:x="12.2cm" svg:y="6.1cm" svg:viewBox="0 0 10200 5700" draw:points="0,2100 4000,0 10200,3500 6100,5700">
          <text:p/>
        </draw:polygon>
        <draw:polygon draw:style-name="gr2" draw:text-style-name="P2" draw:layer="layout" svg:width="5.499cm" svg:height="2.799cm" svg:x="17.2cm" svg:y="8.1cm" svg:viewBox="0 0 5500 2800" draw:points="0,1600 3200,0 5500,1200 2200,2800">
          <text:p/>
        </draw:polygon>
        <draw:polygon draw:style-name="gr2" draw:text-style-name="P2" draw:layer="layout" svg:width="2.499cm" svg:height="6.199cm" svg:x="20.4cm" svg:y="3.1cm" svg:viewBox="0 0 2500 6200" draw:points="2300,6200 2500,1300 300,0 0,5000">
          <text:p/>
        </draw:polygon>
        <draw:polygon draw:style-name="gr1" draw:text-style-name="P1" draw:layer="layout" svg:width="10.199cm" svg:height="5.699cm" svg:x="0.6cm" svg:y="6.1cm" svg:viewBox="0 0 10200 5700" draw:points="0,2100 4000,0 10200,3500 6100,5700">
          <text:p/>
        </draw:polygon>
        <draw:g>
          <draw:polygon draw:style-name="gr1" draw:text-style-name="P1" draw:layer="layout" svg:width="1.399cm" svg:height="0.899cm" svg:x="3.7cm" svg:y="3.5cm" svg:viewBox="0 0 1400 900" draw:points="0,400 700,0 1400,500 700,900">
            <text:p/>
          </draw:polygon>
          <draw:polygon draw:style-name="gr1" draw:text-style-name="P1" draw:layer="layout" svg:width="0.699cm" svg:height="4.699cm" svg:x="3.7cm" svg:y="3.9cm" svg:viewBox="0 0 700 4700" draw:points="0,0 700,500 700,4700 0,4200">
            <text:p/>
          </draw:polygon>
          <draw:polygon draw:style-name="gr1" draw:text-style-name="P1" draw:layer="layout" svg:width="0.699cm" svg:height="4.599cm" svg:x="4.4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3.4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3.4cm" svg:y="6cm" svg:viewBox="0 0 700 1100" draw:points="0,0 700,400 700,1100 0,700">
            <text:p/>
          </draw:polygon>
          <draw:polygon draw:style-name="gr1" draw:text-style-name="P1" draw:layer="layout" svg:width="4.299cm" svg:height="2.999cm" svg:x="4.1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4.3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4.3cm" svg:y="1.9cm" svg:viewBox="0 0 5100 3700" draw:points="0,0 5100,3300 5100,3700 0,500">
            <text:p/>
          </draw:polygon>
          <draw:polygon draw:style-name="gr1" draw:text-style-name="P1" draw:layer="layout" svg:width="0.399cm" svg:height="0.699cm" svg:x="9.4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9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9cm" svg:y="5.5cm" svg:viewBox="0 0 800 1000" draw:points="0,0 800,600 800,1000 0,400">
            <text:p/>
          </draw:polygon>
          <draw:polygon draw:style-name="gr1" draw:text-style-name="P1" draw:layer="layout" svg:width="0.299cm" svg:height="0.599cm" svg:x="9.8cm" svg:y="5.9cm" svg:viewBox="0 0 300 600" draw:points="0,600 300,400 300,0 0,200">
            <text:p/>
          </draw:polygon>
          <draw:polygon draw:style-name="gr1" draw:text-style-name="P1" draw:layer="layout" svg:width="0.299cm" svg:height="0.599cm" svg:x="10.8cm" svg:y="5.2cm" svg:viewBox="0 0 300 600" draw:points="0,200 0,600 300,400 300,0">
            <text:p/>
          </draw:polygon>
          <draw:polygon draw:style-name="gr1" draw:text-style-name="P1" draw:layer="layout" svg:width="0.499cm" svg:height="0.799cm" svg:x="10.3cm" svg:y="5cm" svg:viewBox="0 0 500 800" draw:points="500,800 0,400 0,0 500,400">
            <text:p/>
          </draw:polygon>
          <draw:polygon draw:style-name="gr1" draw:text-style-name="P1" draw:layer="layout" svg:width="0.699cm" svg:height="0.699cm" svg:x="9.6cm" svg:y="5cm" svg:viewBox="0 0 700 700" draw:points="0,500 700,0 700,400 300,700">
            <text:p/>
          </draw:polygon>
        </draw:g>
        <draw:custom-shape draw:style-name="gr3" draw:text-style-name="P3" draw:layer="layout" svg:width="0.4cm" svg:height="3.1cm" svg:x="2.7cm" svg:y="4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0.4cm" svg:height="3.1cm" draw:transform="rotate (2.08235233055443) translate (5.546cm 7.157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0.4cm" svg:height="3.1cm" draw:transform="rotate (1.00827670887712) translate (6.8cm 2.83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polygon draw:style-name="gr1" draw:text-style-name="P1" draw:layer="layout" svg:width="1.399cm" svg:height="0.899cm" svg:x="15.3cm" svg:y="3.5cm" svg:viewBox="0 0 1400 900" draw:points="0,400 700,0 1400,500 700,900">
            <text:p/>
          </draw:polygon>
          <draw:polygon draw:style-name="gr1" draw:text-style-name="P1" draw:layer="layout" svg:width="0.699cm" svg:height="4.699cm" svg:x="15.3cm" svg:y="3.9cm" svg:viewBox="0 0 700 4700" draw:points="0,0 700,500 700,4700 0,4200">
            <text:p/>
          </draw:polygon>
          <draw:polygon draw:style-name="gr1" draw:text-style-name="P1" draw:layer="layout" svg:width="0.699cm" svg:height="4.599cm" svg:x="16cm" svg:y="4cm" svg:viewBox="0 0 700 4600" draw:points="0,400 700,0 700,4200 0,4600">
            <text:p/>
          </draw:polygon>
        </draw:g>
        <draw:g>
          <draw:polygon draw:style-name="gr1" draw:text-style-name="P1" draw:layer="layout" svg:width="4.999cm" svg:height="2.699cm" svg:x="15cm" svg:y="3.7cm" svg:viewBox="0 0 5000 2700" draw:points="0,2300 4400,0 5000,400 700,2700">
            <text:p/>
          </draw:polygon>
          <draw:polygon draw:style-name="gr1" draw:text-style-name="P1" draw:layer="layout" svg:width="0.699cm" svg:height="1.099cm" svg:x="15cm" svg:y="6cm" svg:viewBox="0 0 700 1100" draw:points="0,0 700,400 700,1100 0,700">
            <text:p/>
          </draw:polygon>
          <draw:polygon draw:style-name="gr1" draw:text-style-name="P1" draw:layer="layout" svg:width="4.299cm" svg:height="2.999cm" svg:x="15.7cm" svg:y="4.1cm" svg:viewBox="0 0 4300 3000" draw:points="4300,0 4300,700 0,3000 0,2300">
            <text:p/>
          </draw:polygon>
        </draw:g>
        <draw:g>
          <draw:polygon draw:style-name="gr1" draw:text-style-name="P1" draw:layer="layout" svg:width="5.499cm" svg:height="3.499cm" svg:x="15.9cm" svg:y="1.7cm" svg:viewBox="0 0 5500 3500" draw:points="400,0 5500,3200 5100,3500 0,200">
            <text:p/>
          </draw:polygon>
          <draw:polygon draw:style-name="gr1" draw:text-style-name="P1" draw:layer="layout" svg:width="5.099cm" svg:height="3.699cm" svg:x="15.9cm" svg:y="1.9cm" svg:viewBox="0 0 5100 3700" draw:points="0,0 5100,3300 5100,3700 0,500">
            <text:p/>
          </draw:polygon>
          <draw:polygon draw:style-name="gr1" draw:text-style-name="P1" draw:layer="layout" svg:width="0.399cm" svg:height="0.699cm" svg:x="21cm" svg:y="4.9cm" svg:viewBox="0 0 400 700" draw:points="400,0 0,300 0,700 400,400">
            <text:p/>
          </draw:polygon>
        </draw:g>
        <draw:g>
          <draw:polygon draw:style-name="gr1" draw:text-style-name="P1" draw:layer="layout" svg:width="2.099cm" svg:height="1.499cm" svg:x="20.6cm" svg:y="4.6cm" svg:viewBox="0 0 2100 1500" draw:points="1300,0 0,900 800,1500 1100,1300 600,900 1300,400 1800,800 2100,600">
            <text:p/>
          </draw:polygon>
          <draw:polygon draw:style-name="gr1" draw:text-style-name="P1" draw:layer="layout" svg:width="0.799cm" svg:height="0.999cm" svg:x="20.6cm" svg:y="5.5cm" svg:viewBox="0 0 800 1000" draw:points="0,0 800,600 800,1000 0,400">
            <text:p/>
          </draw:polygon>
          <draw:polygon draw:style-name="gr1" draw:text-style-name="P1" draw:layer="layout" svg:width="0.299cm" svg:height="0.599cm" svg:x="21.4cm" svg:y="5.9cm" svg:viewBox="0 0 300 600" draw:points="0,600 300,400 300,0 0,200">
            <text:p/>
          </draw:polygon>
          <draw:polygon draw:style-name="gr1" draw:text-style-name="P1" draw:layer="layout" svg:width="0.299cm" svg:height="0.599cm" svg:x="22.4cm" svg:y="5.2cm" svg:viewBox="0 0 300 600" draw:points="0,200 0,600 300,400 300,0">
            <text:p/>
          </draw:polygon>
          <draw:polygon draw:style-name="gr1" draw:text-style-name="P1" draw:layer="layout" svg:width="0.499cm" svg:height="0.799cm" svg:x="21.9cm" svg:y="5cm" svg:viewBox="0 0 500 800" draw:points="500,800 0,400 0,0 500,400">
            <text:p/>
          </draw:polygon>
          <draw:polygon draw:style-name="gr1" draw:text-style-name="P1" draw:layer="layout" svg:width="0.699cm" svg:height="0.699cm" svg:x="21.2cm" svg:y="5cm" svg:viewBox="0 0 700 700" draw:points="0,500 700,0 700,400 300,700">
            <text:p/>
          </draw:polygon>
        </draw:g>
        <draw:polygon draw:style-name="gr2" draw:text-style-name="P2" draw:layer="layout" svg:width="2.199cm" svg:height="5.999cm" svg:x="17.2cm" svg:y="4.9cm" svg:viewBox="0 0 2200 6000" draw:points="2200,6000 2200,5900 2200,1200 100,0 0,4800">
          <text:p/>
        </draw:polygon>
        <draw:polygon draw:style-name="gr2" draw:text-style-name="P2" draw:layer="layout" svg:width="5.599cm" svg:height="2.999cm" svg:x="17.3cm" svg:y="3.1cm" svg:viewBox="0 0 5600 3000" draw:points="3400,0 5600,1300 2100,3000 0,18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4T09:58:33.951000000</meta:creation-date>
    <dc:date>2022-03-29T10:38:30.138000000</dc:date>
    <meta:editing-duration>PT28M</meta:editing-duration>
    <meta:editing-cycles>4</meta:editing-cycles>
    <meta:generator>LibreOffice/6.2.7.1$Windows_X86_64 LibreOffice_project/23edc44b61b830b7d749943e020e96f5a7df63bf</meta:generator>
    <meta:document-statistic meta:object-count="47"/>
  </office:meta>
</office:document-meta>
</file>